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18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J4]=[.C4]" office:value-type="boolean" office:boolean-value="true">
            <text:p>VERDADEIRO</text:p>
          </table:table-cell>
          <table:table-cell table:formula="of:=[.K4]=[.D4]" office:value-type="boolean" office:boolean-value="true">
            <text:p>VERDADEIRO</text:p>
          </table:table-cell>
          <table:table-cell table:formula="of:=[.L4]=[.E4]" office:value-type="boolean" office:boolean-value="true">
            <text:p>VERDADEIRO</text:p>
          </table:table-cell>
          <table:table-cell table:formula="of:=[.M4]=[.F4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[.J5]=[.C5]" office:value-type="boolean" office:boolean-value="true">
            <text:p>VERDADEIRO</text:p>
          </table:table-cell>
          <table:table-cell table:formula="of:=[.K5]=[.D5]" office:value-type="boolean" office:boolean-value="true">
            <text:p>VERDADEIRO</text:p>
          </table:table-cell>
          <table:table-cell table:formula="of:=[.L5]=[.E5]" office:value-type="boolean" office:boolean-value="true">
            <text:p>VERDADEIRO</text:p>
          </table:table-cell>
          <table:table-cell table:formula="of:=[.M5]=[.F5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[.J6]=[.C6]" office:value-type="boolean" office:boolean-value="true">
            <text:p>VERDADEIRO</text:p>
          </table:table-cell>
          <table:table-cell table:formula="of:=[.K6]=[.D6]" office:value-type="boolean" office:boolean-value="true">
            <text:p>VERDADEIRO</text:p>
          </table:table-cell>
          <table:table-cell table:formula="of:=[.L6]=[.E6]" office:value-type="boolean" office:boolean-value="true">
            <text:p>VERDADEIRO</text:p>
          </table:table-cell>
          <table:table-cell table:formula="of:=[.M6]=[.F6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[.J7]=[.C7]" office:value-type="boolean" office:boolean-value="true">
            <text:p>VERDADEIRO</text:p>
          </table:table-cell>
          <table:table-cell table:formula="of:=[.K7]=[.D7]" office:value-type="boolean" office:boolean-value="true">
            <text:p>VERDADEIRO</text:p>
          </table:table-cell>
          <table:table-cell table:formula="of:=[.L7]=[.E7]" office:value-type="boolean" office:boolean-value="true">
            <text:p>VERDADEIRO</text:p>
          </table:table-cell>
          <table:table-cell table:formula="of:=[.M7]=[.F7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J8]=[.C8]" office:value-type="boolean" office:boolean-value="true">
            <text:p>VERDADEIRO</text:p>
          </table:table-cell>
          <table:table-cell table:formula="of:=[.K8]=[.D8]" office:value-type="boolean" office:boolean-value="true">
            <text:p>VERDADEIRO</text:p>
          </table:table-cell>
          <table:table-cell table:formula="of:=[.L8]=[.E8]" office:value-type="boolean" office:boolean-value="true">
            <text:p>VERDADEIRO</text:p>
          </table:table-cell>
          <table:table-cell table:formula="of:=[.M8]=[.F8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[.J9]=[.C9]" office:value-type="boolean" office:boolean-value="true">
            <text:p>VERDADEIRO</text:p>
          </table:table-cell>
          <table:table-cell table:formula="of:=[.K9]=[.D9]" office:value-type="boolean" office:boolean-value="true">
            <text:p>VERDADEIRO</text:p>
          </table:table-cell>
          <table:table-cell table:formula="of:=[.L9]=[.E9]" office:value-type="boolean" office:boolean-value="true">
            <text:p>VERDADEIRO</text:p>
          </table:table-cell>
          <table:table-cell table:formula="of:=[.M9]=[.F9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f:=[.J10]=[.C10]" office:value-type="boolean" office:boolean-value="true">
            <text:p>VERDADEIRO</text:p>
          </table:table-cell>
          <table:table-cell table:formula="of:=[.K10]=[.D10]" office:value-type="boolean" office:boolean-value="true">
            <text:p>VERDADEIRO</text:p>
          </table:table-cell>
          <table:table-cell table:formula="of:=[.L10]=[.E10]" office:value-type="boolean" office:boolean-value="true">
            <text:p>VERDADEIRO</text:p>
          </table:table-cell>
          <table:table-cell table:formula="of:=[.M10]=[.F10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[.J11]=[.C11]" office:value-type="boolean" office:boolean-value="true">
            <text:p>VERDADEIRO</text:p>
          </table:table-cell>
          <table:table-cell table:formula="of:=[.K11]=[.D11]" office:value-type="boolean" office:boolean-value="true">
            <text:p>VERDADEIRO</text:p>
          </table:table-cell>
          <table:table-cell table:formula="of:=[.L11]=[.E11]" office:value-type="boolean" office:boolean-value="true">
            <text:p>VERDADEIRO</text:p>
          </table:table-cell>
          <table:table-cell table:formula="of:=[.M11]=[.F11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formula="of:=[.J12]=[.C12]" office:value-type="boolean" office:boolean-value="true">
            <text:p>VERDADEIRO</text:p>
          </table:table-cell>
          <table:table-cell table:formula="of:=[.K12]=[.D12]" office:value-type="boolean" office:boolean-value="true">
            <text:p>VERDADEIRO</text:p>
          </table:table-cell>
          <table:table-cell table:formula="of:=[.L12]=[.E12]" office:value-type="boolean" office:boolean-value="true">
            <text:p>VERDADEIRO</text:p>
          </table:table-cell>
          <table:table-cell table:formula="of:=[.M12]=[.F12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formula="of:=[.J13]=[.C13]" office:value-type="boolean" office:boolean-value="true">
            <text:p>VERDADEIRO</text:p>
          </table:table-cell>
          <table:table-cell table:formula="of:=[.K13]=[.D13]" office:value-type="boolean" office:boolean-value="true">
            <text:p>VERDADEIRO</text:p>
          </table:table-cell>
          <table:table-cell table:formula="of:=[.L13]=[.E13]" office:value-type="boolean" office:boolean-value="true">
            <text:p>VERDADEIRO</text:p>
          </table:table-cell>
          <table:table-cell table:formula="of:=[.M13]=[.F13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[.J14]=[.C14]" office:value-type="boolean" office:boolean-value="true">
            <text:p>VERDADEIRO</text:p>
          </table:table-cell>
          <table:table-cell table:formula="of:=[.K14]=[.D14]" office:value-type="boolean" office:boolean-value="true">
            <text:p>VERDADEIRO</text:p>
          </table:table-cell>
          <table:table-cell table:formula="of:=[.L14]=[.E14]" office:value-type="boolean" office:boolean-value="true">
            <text:p>VERDADEIRO</text:p>
          </table:table-cell>
          <table:table-cell table:formula="of:=[.M14]=[.F14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[.J15]=[.C15]" office:value-type="boolean" office:boolean-value="true">
            <text:p>VERDADEIRO</text:p>
          </table:table-cell>
          <table:table-cell table:formula="of:=[.K15]=[.D15]" office:value-type="boolean" office:boolean-value="true">
            <text:p>VERDADEIRO</text:p>
          </table:table-cell>
          <table:table-cell table:formula="of:=[.L15]=[.E15]" office:value-type="boolean" office:boolean-value="true">
            <text:p>VERDADEIRO</text:p>
          </table:table-cell>
          <table:table-cell table:formula="of:=[.M15]=[.F15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[.J16]=[.C16]" office:value-type="boolean" office:boolean-value="true">
            <text:p>VERDADEIRO</text:p>
          </table:table-cell>
          <table:table-cell table:formula="of:=[.K16]=[.D16]" office:value-type="boolean" office:boolean-value="true">
            <text:p>VERDADEIRO</text:p>
          </table:table-cell>
          <table:table-cell table:formula="of:=[.L16]=[.E16]" office:value-type="boolean" office:boolean-value="true">
            <text:p>VERDADEIRO</text:p>
          </table:table-cell>
          <table:table-cell table:formula="of:=[.M16]=[.F16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[.J17]=[.C17]" office:value-type="boolean" office:boolean-value="true">
            <text:p>VERDADEIRO</text:p>
          </table:table-cell>
          <table:table-cell table:formula="of:=[.K17]=[.D17]" office:value-type="boolean" office:boolean-value="true">
            <text:p>VERDADEIRO</text:p>
          </table:table-cell>
          <table:table-cell table:formula="of:=[.L17]=[.E17]" office:value-type="boolean" office:boolean-value="true">
            <text:p>VERDADEIRO</text:p>
          </table:table-cell>
          <table:table-cell table:formula="of:=[.M17]=[.F17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formula="of:=[.J18]=[.C18]" office:value-type="boolean" office:boolean-value="true">
            <text:p>VERDADEIRO</text:p>
          </table:table-cell>
          <table:table-cell table:formula="of:=[.K18]=[.D18]" office:value-type="boolean" office:boolean-value="true">
            <text:p>VERDADEIRO</text:p>
          </table:table-cell>
          <table:table-cell table:formula="of:=[.L18]=[.E18]" office:value-type="boolean" office:boolean-value="true">
            <text:p>VERDADEIRO</text:p>
          </table:table-cell>
          <table:table-cell table:formula="of:=[.M18]=[.F18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formula="of:=[.J19]=[.C19]" office:value-type="boolean" office:boolean-value="true">
            <text:p>VERDADEIRO</text:p>
          </table:table-cell>
          <table:table-cell table:formula="of:=[.K19]=[.D19]" office:value-type="boolean" office:boolean-value="true">
            <text:p>VERDADEIRO</text:p>
          </table:table-cell>
          <table:table-cell table:formula="of:=[.L19]=[.E19]" office:value-type="boolean" office:boolean-value="true">
            <text:p>VERDADEIRO</text:p>
          </table:table-cell>
          <table:table-cell table:formula="of:=[.M19]=[.F19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J20]=[.C20]" office:value-type="boolean" office:boolean-value="true">
            <text:p>VERDADEIRO</text:p>
          </table:table-cell>
          <table:table-cell table:formula="of:=[.K20]=[.D20]" office:value-type="boolean" office:boolean-value="true">
            <text:p>VERDADEIRO</text:p>
          </table:table-cell>
          <table:table-cell table:formula="of:=[.L20]=[.E20]" office:value-type="boolean" office:boolean-value="true">
            <text:p>VERDADEIRO</text:p>
          </table:table-cell>
          <table:table-cell table:formula="of:=[.M20]=[.F20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[.J21]=[.C21]" office:value-type="boolean" office:boolean-value="true">
            <text:p>VERDADEIRO</text:p>
          </table:table-cell>
          <table:table-cell table:formula="of:=[.K21]=[.D21]" office:value-type="boolean" office:boolean-value="true">
            <text:p>VERDADEIRO</text:p>
          </table:table-cell>
          <table:table-cell table:formula="of:=[.L21]=[.E21]" office:value-type="boolean" office:boolean-value="true">
            <text:p>VERDADEIRO</text:p>
          </table:table-cell>
          <table:table-cell table:formula="of:=[.M21]=[.F21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J22]=[.C22]" office:value-type="boolean" office:boolean-value="true">
            <text:p>VERDADEIRO</text:p>
          </table:table-cell>
          <table:table-cell table:formula="of:=[.K22]=[.D22]" office:value-type="boolean" office:boolean-value="true">
            <text:p>VERDADEIRO</text:p>
          </table:table-cell>
          <table:table-cell table:formula="of:=[.L22]=[.E22]" office:value-type="boolean" office:boolean-value="true">
            <text:p>VERDADEIRO</text:p>
          </table:table-cell>
          <table:table-cell table:formula="of:=[.M22]=[.F22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f:=[.J23]=[.C23]" office:value-type="boolean" office:boolean-value="true">
            <text:p>VERDADEIRO</text:p>
          </table:table-cell>
          <table:table-cell table:formula="of:=[.K23]=[.D23]" office:value-type="boolean" office:boolean-value="true">
            <text:p>VERDADEIRO</text:p>
          </table:table-cell>
          <table:table-cell table:formula="of:=[.L23]=[.E23]" office:value-type="boolean" office:boolean-value="true">
            <text:p>VERDADEIRO</text:p>
          </table:table-cell>
          <table:table-cell table:formula="of:=[.M23]=[.F23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[.J24]=[.C24]" office:value-type="boolean" office:boolean-value="true">
            <text:p>VERDADEIRO</text:p>
          </table:table-cell>
          <table:table-cell table:formula="of:=[.K24]=[.D24]" office:value-type="boolean" office:boolean-value="true">
            <text:p>VERDADEIRO</text:p>
          </table:table-cell>
          <table:table-cell table:formula="of:=[.L24]=[.E24]" office:value-type="boolean" office:boolean-value="true">
            <text:p>VERDADEIRO</text:p>
          </table:table-cell>
          <table:table-cell table:formula="of:=[.M24]=[.F24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f:=[.J25]=[.C25]" office:value-type="boolean" office:boolean-value="true">
            <text:p>VERDADEIRO</text:p>
          </table:table-cell>
          <table:table-cell table:formula="of:=[.K25]=[.D25]" office:value-type="boolean" office:boolean-value="true">
            <text:p>VERDADEIRO</text:p>
          </table:table-cell>
          <table:table-cell table:formula="of:=[.L25]=[.E25]" office:value-type="boolean" office:boolean-value="true">
            <text:p>VERDADEIRO</text:p>
          </table:table-cell>
          <table:table-cell table:formula="of:=[.M25]=[.F25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[.J26]=[.C26]" office:value-type="boolean" office:boolean-value="true">
            <text:p>VERDADEIRO</text:p>
          </table:table-cell>
          <table:table-cell table:formula="of:=[.K26]=[.D26]" office:value-type="boolean" office:boolean-value="true">
            <text:p>VERDADEIRO</text:p>
          </table:table-cell>
          <table:table-cell table:formula="of:=[.L26]=[.E26]" office:value-type="boolean" office:boolean-value="true">
            <text:p>VERDADEIRO</text:p>
          </table:table-cell>
          <table:table-cell table:formula="of:=[.M26]=[.F26]" office:value-type="boolean" office:boolean-value="true">
            <text:p>VERDADEIRO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[.J27]=[.C27]" office:value-type="boolean" office:boolean-value="true">
            <text:p>VERDADEIRO</text:p>
          </table:table-cell>
          <table:table-cell table:formula="of:=[.K27]=[.D27]" office:value-type="boolean" office:boolean-value="true">
            <text:p>VERDADEIRO</text:p>
          </table:table-cell>
          <table:table-cell table:formula="of:=[.L27]=[.E27]" office:value-type="boolean" office:boolean-value="true">
            <text:p>VERDADEIRO</text:p>
          </table:table-cell>
          <table:table-cell table:formula="of:=[.M27]=[.F27]" office:value-type="boolean" office:boolean-value="true">
            <text:p>VERDADEIRO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Planilha1.C4:Planilha1.F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7">27/03/2011</text:date>, <text:time>17:05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cio </meta:initial-creator>
    <meta:creation-date>2011-03-27T16:54:22</meta:creation-date>
    <dc:date>2011-03-27T17:05:46</dc:date>
    <dc:creator>darcio </dc:creator>
    <meta:editing-duration>PT00H11M25S</meta:editing-duration>
    <meta:editing-cycles>1</meta:editing-cycles>
    <meta:document-statistic meta:table-count="3" meta:cell-count="288" meta:object-count="0"/>
    <meta:generator>OpenOffice.org/3.2$Unix OpenOffice.org_project/320m19$Build-9505</meta:generator>
  </office:meta>
</office:document-meta>
</file>